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12b4" officeooo:paragraph-rsid="001812b4"/>
    </style:style>
    <style:style style:name="P2" style:family="paragraph" style:parent-style-name="Standard">
      <style:text-properties officeooo:rsid="00181fea" officeooo:paragraph-rsid="00181fea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/>
    </style:style>
    <style:style style:name="P4" style:family="paragraph" style:parent-style-name="Preformatted_20_Text">
      <style:text-properties fo:color="#a9b7c6" style:font-name="DejaVu Sans Mono" officeooo:rsid="001812b4" officeooo:paragraph-rsid="001812b4"/>
    </style:style>
    <style:style style:name="P5" style:family="paragraph" style:parent-style-name="Preformatted_20_Text">
      <style:text-properties fo:color="#a9b7c6" style:font-name="DejaVu Sans Mono" officeooo:paragraph-rsid="001812b4"/>
    </style:style>
    <style:style style:name="P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7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/>
    </style:style>
    <style:style style:name="P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T1" style:family="text">
      <style:text-properties fo:color="#6a8759"/>
    </style:style>
    <style:style style:name="T2" style:family="text">
      <style:text-properties fo:color="#6a8759" style:font-name="DejaVu Sans Mono"/>
    </style:style>
    <style:style style:name="T3" style:family="text">
      <style:text-properties fo:color="#cc7832"/>
    </style:style>
    <style:style style:name="T4" style:family="text">
      <style:text-properties fo:color="#cc7832" style:font-name="DejaVu Sans Mono"/>
    </style:style>
    <style:style style:name="T5" style:family="text">
      <style:text-properties fo:color="#cc7832" style:font-name="DejaVu Sans Mono" officeooo:rsid="00181fea"/>
    </style:style>
    <style:style style:name="T6" style:family="text">
      <style:text-properties fo:color="#8888c6"/>
    </style:style>
    <style:style style:name="T7" style:family="text">
      <style:text-properties fo:color="#8888c6" style:font-name="DejaVu Sans Mono"/>
    </style:style>
    <style:style style:name="T8" style:family="text">
      <style:text-properties fo:color="#ffc66d"/>
    </style:style>
    <style:style style:name="T9" style:family="text">
      <style:text-properties style:font-name="DejaVu Sans Mono"/>
    </style:style>
    <style:style style:name="T10" style:family="text">
      <style:text-properties style:font-name="DejaVu Sans Mono" officeooo:rsid="00181fea"/>
    </style:style>
    <style:style style:name="T11" style:family="text">
      <style:text-properties officeooo:rsid="00181f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en partie <text:span text:style-name="T11">1</text:span> <text:span text:style-name="T11">python</text:span> rafik.</text:p>
      <text:p text:style-name="P1"/>
      <text:p text:style-name="P1">Question 1:</text:p>
      <text:p text:style-name="P1"/>
      <text:p text:style-name="P4">s1 = <text:span text:style-name="T1">"code (insee) <text:s/>mode de scrutin <text:s text:c="3"/>numliste <text:s text:c="2"/>code (nuance de la liste) <text:s/>numéro du candidat dans la liste <text:s text:c="2"/>tour <text:s text:c="2"/>nom <text:s text:c="3"/>prénom sexe <text:s text:c="2"/>Date de naissance <text:s/>code (profession) <text:s/>libellé profession nationalité"</text:span></text:p>
      <text:p text:style-name="P3">s2 = s1.replace(<text:span text:style-name="T1">' '</text:span><text:span text:style-name="T3">,</text:span><text:span text:style-name="T1">'_'</text:span>)</text:p>
      <text:p text:style-name="P3">s3 = s2.replace(<text:span text:style-name="T1">'é'</text:span><text:span text:style-name="T3">,</text:span><text:span text:style-name="T1">'e'</text:span>)</text:p>
      <text:p text:style-name="P3">s4 = s3.replace(<text:span text:style-name="T1">'.'</text:span><text:span text:style-name="T3">,</text:span><text:span text:style-name="T1">'_'</text:span>)</text:p>
      <text:p text:style-name="P3">s5 = s4.replace(<text:span text:style-name="T1">','</text:span><text:span text:style-name="T3">,</text:span><text:span text:style-name="T1">''</text:span>)</text:p>
      <text:p text:style-name="P3">s6 = s5.replace(<text:span text:style-name="T1">'('</text:span><text:span text:style-name="T3">,</text:span><text:span text:style-name="T1">''</text:span>)</text:p>
      <text:p text:style-name="P3">s7 = s6.replace(<text:span text:style-name="T1">')'</text:span><text:span text:style-name="T3">,</text:span><text:span text:style-name="T1">''</text:span>)</text:p>
      <text:p text:style-name="P3">s8 = s7.replace(<text:span text:style-name="T1">'‘'</text:span><text:span text:style-name="T3">,</text:span><text:span text:style-name="T1">'_'</text:span>)</text:p>
      <text:p text:style-name="P3">s9 = s8.split(<text:span text:style-name="T1">'</text:span><text:span text:style-name="T3">\t</text:span><text:span text:style-name="T1">'</text:span>)</text:p>
      <text:p text:style-name="P7"><text:span text:style-name="T6">print</text:span>(s8)</text:p>
      <text:p text:style-name="P1">#la réponse marche mais je n’est pas reussi a mettre le « def ... »</text:p>
      <text:p text:style-name="P2">(temps mis: 5H) </text:p>
      <text:p text:style-name="P1">Question 2:</text:p>
      <text:p text:style-name="P1"/>
      <text:p text:style-name="P5"><text:span text:style-name="T3">def </text:span><text:span text:style-name="T8">parse_dates</text:span>(l):</text:p>
      <text:p text:style-name="P6"><text:s text:c="4"/><text:span text:style-name="T9">a = <text:s/>[]</text:span></text:p>
      <text:p text:style-name="P6"><text:s text:c="4"/><text:span text:style-name="T4">for </text:span><text:span text:style-name="T9">i </text:span><text:span text:style-name="T4">in </text:span><text:span text:style-name="T7">range</text:span><text:span text:style-name="T9">(</text:span><text:span text:style-name="T7">len</text:span><text:span text:style-name="T9">(</text:span><text:span text:style-name="T10">s9</text:span><text:span text:style-name="T9">)):</text:span></text:p>
      <text:p text:style-name="P6"><text:s text:c="8"/><text:span text:style-name="T4">if </text:span><text:span text:style-name="T2">'Date' </text:span><text:span text:style-name="T4">in </text:span><text:span text:style-name="T5">s9</text:span><text:span text:style-name="T9">[i]:</text:span></text:p>
      <text:p text:style-name="P6"><text:s text:c="12"/><text:span text:style-name="T9">a.append(</text:span><text:span text:style-name="T10">s9</text:span><text:span text:style-name="T9">[i])</text:span></text:p>
      <text:p text:style-name="P8"><text:s text:c="4"/><text:span text:style-name="T4">return </text:span><text:span text:style-name="T5">s9, a</text:span></text:p>
      <text:p text:style-name="P2">#solution trouver dans un ancien cours.</text:p>
      <text:p text:style-name="P2">(temps mis: 2H)</text:p>
      <text:p text:style-name="P2"/>
      <text:p text:style-name="P2"/>
      <text:p text:style-name="P2">(les exos d’après ne prenne pas en compte la 1 et la 2 car j’ai du les faire a la fi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9:51:57.655317195</meta:creation-date>
    <dc:date>2020-02-18T20:07:07.055100285</dc:date>
    <meta:editing-duration>PT3M59S</meta:editing-duration>
    <meta:editing-cycles>1</meta:editing-cycles>
    <meta:document-statistic meta:table-count="0" meta:image-count="0" meta:object-count="0" meta:page-count="1" meta:paragraph-count="24" meta:word-count="131" meta:character-count="804" meta:non-whitespace-character-count="645"/>
    <meta:generator>LibreOffice/6.0.7.3$Linux_X86_64 LibreOffice_project/00m0$Build-3</meta:generator>
  </office:meta>
</office:document-meta>
</file>